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4173" officeooo:paragraph-rsid="00004173"/>
    </style:style>
    <style:style style:name="P2" style:family="paragraph" style:parent-style-name="Standard">
      <style:text-properties officeooo:rsid="00004173" officeooo:paragraph-rsid="00019c09"/>
    </style:style>
    <style:style style:name="P3" style:family="paragraph" style:parent-style-name="Standard">
      <style:text-properties officeooo:rsid="00029589" officeooo:paragraph-rsid="00029589"/>
    </style:style>
    <style:style style:name="P4" style:family="paragraph" style:parent-style-name="Standard">
      <style:text-properties officeooo:rsid="0003bfe4" officeooo:paragraph-rsid="0003bfe4"/>
    </style:style>
    <style:style style:name="P5" style:family="paragraph" style:parent-style-name="Standard">
      <style:text-properties officeooo:rsid="0003bfe4" officeooo:paragraph-rsid="000851ac"/>
    </style:style>
    <style:style style:name="P6" style:family="paragraph" style:parent-style-name="Standard">
      <style:text-properties officeooo:rsid="0005aaf4" officeooo:paragraph-rsid="0005aaf4"/>
    </style:style>
    <style:style style:name="P7" style:family="paragraph" style:parent-style-name="Standard">
      <style:text-properties officeooo:rsid="00070fe0" officeooo:paragraph-rsid="000851ac"/>
    </style:style>
    <style:style style:name="P8" style:family="paragraph" style:parent-style-name="Standard">
      <style:text-properties officeooo:rsid="0007da4d" officeooo:paragraph-rsid="0007da4d"/>
    </style:style>
    <style:style style:name="P9" style:family="paragraph" style:parent-style-name="Standard">
      <style:text-properties officeooo:rsid="0007da4d" officeooo:paragraph-rsid="000851ac"/>
    </style:style>
    <style:style style:name="P10" style:family="paragraph" style:parent-style-name="Standard">
      <style:text-properties officeooo:rsid="000851ac" officeooo:paragraph-rsid="000851ac"/>
    </style:style>
    <style:style style:name="P11" style:family="paragraph" style:parent-style-name="Standard">
      <style:text-properties officeooo:rsid="000871d7" officeooo:paragraph-rsid="000871d7"/>
    </style:style>
    <style:style style:name="P12" style:family="paragraph" style:parent-style-name="Standard">
      <style:text-properties officeooo:rsid="000871d7" officeooo:paragraph-rsid="000a312a"/>
    </style:style>
    <style:style style:name="P13" style:family="paragraph" style:parent-style-name="Standard">
      <style:text-properties officeooo:rsid="000a312a" officeooo:paragraph-rsid="000a312a"/>
    </style:style>
    <style:style style:name="P14" style:family="paragraph" style:parent-style-name="Standard">
      <style:text-properties officeooo:rsid="000a9d11" officeooo:paragraph-rsid="000a9d11"/>
    </style:style>
    <style:style style:name="P15" style:family="paragraph" style:parent-style-name="Standard">
      <style:text-properties officeooo:rsid="000b7784" officeooo:paragraph-rsid="000b7784"/>
    </style:style>
    <style:style style:name="P16" style:family="paragraph" style:parent-style-name="Standard">
      <style:text-properties officeooo:rsid="00054489" officeooo:paragraph-rsid="000851ac"/>
    </style:style>
    <style:style style:name="P17" style:family="paragraph" style:parent-style-name="Standard">
      <style:text-properties officeooo:rsid="000a9d11" officeooo:paragraph-rsid="000a9d11"/>
    </style:style>
    <style:style style:name="T1" style:family="text">
      <style:text-properties officeooo:rsid="00019c09"/>
    </style:style>
    <style:style style:name="T2" style:family="text">
      <style:text-properties officeooo:rsid="00029589"/>
    </style:style>
    <style:style style:name="T3" style:family="text">
      <style:text-properties officeooo:rsid="0003bfe4"/>
    </style:style>
    <style:style style:name="T4" style:family="text">
      <style:text-properties officeooo:rsid="00054489"/>
    </style:style>
    <style:style style:name="T5" style:family="text">
      <style:text-properties officeooo:rsid="00070fe0"/>
    </style:style>
    <style:style style:name="T6" style:family="text">
      <style:text-properties officeooo:rsid="0007da4d"/>
    </style:style>
    <style:style style:name="T7" style:family="text">
      <style:text-properties officeooo:rsid="000851ac"/>
    </style:style>
    <style:style style:name="T8" style:family="text">
      <style:text-properties officeooo:rsid="000a312a"/>
    </style:style>
    <style:style style:name="T9" style:family="text">
      <style:text-properties officeooo:rsid="000a9d11"/>
    </style:style>
    <style:style style:name="T10" style:family="text">
      <style:text-properties officeooo:rsid="000b7784"/>
    </style:style>
    <style:style style:name="T11" style:family="text">
      <style:text-properties officeooo:rsid="000ced30"/>
    </style:style>
    <style:style style:name="T12" style:family="text">
      <style:text-properties officeooo:rsid="0012f228"/>
    </style:style>
    <style:style style:name="T13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counting Module</text:p>
      <text:p text:style-name="P1">1- in invoices form view :smart button “1 payment” has not to appear</text:p>
      <text:p text:style-name="P1">…………………………….</text:p>
      <text:p text:style-name="P4">Sales Module</text:p>
      <text:p text:style-name="P1">2 – in sale order : quantity of return must be less than or equal quantity of done </text:p>
      <text:p text:style-name="P1">3 - <text:s/>if the entire quantity is returned can’t do action return again</text:p>
      <text:p text:style-name="Standard"><text:span text:style-name="T1">4- wh</text:span><text:span text:style-name="T11">en</text:span><text:span text:style-name="T1"> add credit note can’t edit quantity (do the same thing in purchases-→&gt;##need</text:span><text:span text:style-name="T10"> to be cleared</text:span><text:span text:style-name="T1">)</text:span></text:p>
      <text:p text:style-name="P2">………………….</text:p>
      <text:p text:style-name="P2"><text:span text:style-name="T1">5 - </text:span><text:s/><text:span text:style-name="T1">new category called “sales authority” contains 3 groups : admin</text:span></text:p>
      <text:p text:style-name="P2"><text:s text:c="99"/><text:span text:style-name="T1">head of team</text:span></text:p>
      <text:p text:style-name="P2"><text:s text:c="99"/><text:span text:style-name="T1">sales team</text:span></text:p>
      <text:p text:style-name="P2"><text:s/><text:span text:style-name="T2">sales team (see his own documents)</text:span></text:p>
      <text:p text:style-name="P3">head of team (see all documents of member in his team)</text:p>
      <text:p text:style-name="P15">admin (see all documents)</text:p>
      <text:p text:style-name="P3">models to deal with : in accounting (invoices, credit notes)</text:p>
      <text:p text:style-name="P3"><text:s text:c="35"/>in inventory (operations types,transfer)</text:p>
      <text:p text:style-name="P3">…………………………………..</text:p>
      <text:p text:style-name="P4">Accounting Module</text:p>
      <text:p text:style-name="P3">6 – in accounting/assets : <text:span text:style-name="T3">in form view add text field called “reference” before “original value” field</text:span></text:p>
      <text:p text:style-name="P3"><text:s text:c="41"/><text:span text:style-name="T3">in tree view <text:s/>add same field but after “asset name” field</text:span></text:p>
      <text:p text:style-name="P4">7 – in customers/ customers: field “mobile” should be required if customer rank &lt;= 1</text:p>
      <text:p text:style-name="P4">……………………………………………………..</text:p>
      <text:p text:style-name="P5">8- <text:span text:style-name="T4">in inventory module install a custom model called “sale order automation” contains 3 boolean fields called (‘is delivery set to done’, ‘create invoice’,’validate invoice’) </text:span></text:p>
      <text:p text:style-name="P16">we need them all to be always true…</text:p>
      <text:p text:style-name="P16">but they do their action depending on a checkbox field we should create in sale.order model , its name for example “all in one ”</text:p>
      <text:p text:style-name="P5"><text:s text:c="5"/></text:p>
      <text:p text:style-name="P6">9 – in operation/landed costs: add new page called “chipping” <text:span text:style-name="T5">contains lines from new model that contain the following fields:</text:span></text:p>
      <text:p text:style-name="P7">sequence(integer,automatic generated), </text:p>
      <text:p text:style-name="P7">container no(string),</text:p>
      <text:p text:style-name="P7"><text:s/>container dimension(selection), </text:p>
      <text:p text:style-name="P7">port(many2one) takes value from new menu I should creat<text:span text:style-name="T7">e</text:span> in configuration ,</text:p>
      <text:p text:style-name="P7">arrival date(date),</text:p>
      <text:p text:style-name="P7">free of deam(integer),</text:p>
      <text:p text:style-name="P7">retention days(integer&amp;computed field depending on arrival date and free of deam ),<text:span text:style-name="T6">f</text:span></text:p>
      <text:p text:style-name="P7"><text:span text:style-name="T6">ield called “po” contains po number and name of vendor </text:span>, </text:p>
      <text:p text:style-name="P9">field selection called “delivered”(yes or no ) if delivered is yes should stop computing retention days</text:p>
      <text:p text:style-name="P7">---------→&gt;&gt;&gt;#need<text:span text:style-name="T8"> to clear if should these fields combined in a table or not--------&lt;&lt;&lt;&lt;</text:span></text:p>
      <text:p text:style-name="P7"/>
      <text:p text:style-name="P8">10 – field called “po” contains po number and name of vendor </text:p>
      <text:p text:style-name="P8"/>
      <text:p text:style-name="P8">11– new menu item next to product that conta<text:span text:style-name="T7">i</text:span>ns (landed cost sequence, date ,field one2many from the same model in page chipping )</text:p>
      <text:p text:style-name="P8">…………………………..</text:p>
      <text:p text:style-name="P10">Accounting module</text:p>
      <text:p text:style-name="P10">12 – in customers,invoices: add to fields in tree (total cost, total profit)</text:p>
      <text:p text:style-name="P10"><text:s text:c="14"/>total cost equal sum of debits – sum of credits for only“cost of revenue” accounts in <text:s text:c="9"/>journal items <text:s/></text:p>
      <text:p text:style-name="P12"><text:soft-page-break/>total profit = tax excluded – total cost</text:p>
      <text:p text:style-name="P12"><text:s/>---------&gt;&gt;&gt;&gt;&gt;&gt;&gt;#need<text:span text:style-name="T8"> to clear quotation of total in cost &amp;</text:span></text:p>
      <text:p text:style-name="P13">total profit if invoices or credit notes-------------&lt;&lt;&lt;&lt;&lt;&lt;&lt;</text:p>
      <text:p text:style-name="P12"/>
      <text:p text:style-name="P11">13 – create new group by called “taotal cost and profit” when clicked should show sum of total cost an sum of total profit </text:p>
      <text:p text:style-name="P11">………………………………………..</text:p>
      <text:p text:style-name="P13">14- there is a module called “sale discount on total amount” ...need to add new field in pricelist called “limited discount” </text:p>
      <text:p text:style-name="P13">- <text:span text:style-name="T9">in sale order when chosse pricelist if the product related to pricelist the discount on order should not be greate</text:span><text:span text:style-name="T12">r</text:span><text:span text:style-name="T9"> than limited discount in pricelist</text:span></text:p>
      <text:p text:style-name="P14">15 – new hidden field called “normal price ” takes value from product’s price in product.product</text:p>
      <text:p text:style-name="P14">- ‘unit price’ should not be less than ‘normal price’</text:p>
      <text:p text:style-name="P14"/>
      <text:p text:style-name="P14">16 – new checkbox field called “exception order” related to a special security group on it with special user.. if its value is true should ignore all the above constrains</text:p>
      <text:p text:style-name="P14"/>
      <text:p text:style-name="P14"/>
      <text:p text:style-name="P14"/>
      <text:p text:style-name="P14"/>
      <text:p text:style-name="P14"/>
      <text:p text:style-name="P14"><text:span text:style-name="T13">#</text:span><text:line-break/><text:span text:style-name="T13"># @api.model</text:span><text:line-break/><text:span text:style-name="T13"># def create(self, vals):</text:span><text:line-break/><text:span text:style-name="T13"># <text:s text:c="4"/>res = super(SaleOrder, self).create(vals)</text:span><text:line-break/><text:span text:style-name="T13"># <text:s text:c="4"/>res.do_rate()</text:span><text:line-break/><text:span text:style-name="T13"># <text:s text:c="4"/>return res</text:span><text:line-break/></text:p>
      <text:p text:style-name="P14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09:51:31.497080607</meta:creation-date>
    <dc:date>2022-05-30T11:28:34.156303290</dc:date>
    <meta:editing-duration>PT12H22M52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54" meta:word-count="550" meta:character-count="3696" meta:non-whitespace-character-count="2861"/>
  </office:meta>
</office:document-meta>
</file>